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29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245cm" fo:min-width="0.265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577cm"/>
    </style:style>
    <style:style style:name="gr8" style:family="graphic" style:parent-style-name="standard">
      <style:graphic-properties draw:stroke="none" svg:stroke-color="#000000" draw:fill="none" draw:fill-color="#ffffff" fo:min-height="1.183cm"/>
    </style:style>
    <style:style style:name="gr9" style:family="graphic" style:parent-style-name="standard">
      <style:graphic-properties draw:stroke="none" svg:stroke-color="#000000" draw:fill="none" draw:fill-color="#ffffff" fo:min-height="0.51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16cm" fo:min-width="15.4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1cm" fo:min-width="0.304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2cm" fo:min-width="0.305cm" fo:padding-top="0.151cm" fo:padding-bottom="0.151cm" fo:padding-left="0.276cm" fo:padding-right="0.276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textarea-horizontal-align="justify" draw:textarea-vertical-align="middle" draw:auto-grow-height="false" fo:min-height="0.04cm" fo:min-width="0cm"/>
    </style:style>
    <style:style style:name="P1" style:family="paragraph">
      <loext:graphic-properties draw:fill-color="#ffffff"/>
      <style:paragraph-properties fo:text-align="center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 fo:font-size="10pt" fo:font-weight="bold" fo:background-color="#729fcf" style:font-size-asian="12pt" style:font-size-complex="12pt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fo:font-size="10pt" fo:font-weight="bold" fo:background-color="#729fc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custom-shape draw:style-name="gr1" draw:text-style-name="P1" draw:layer="layout" svg:width="0.504cm" svg:height="0.603cm" draw:transform="rotate (0.000174532925199433) translate (18.049cm 8.741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17.698cm 9.3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17.563cm 9.40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18.552cm" svg:y="9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2" draw:layer="layout" svg:x1="18.8cm" svg:y1="8.8cm" svg:x2="19.9cm" svg:y2="8.8cm">
          <text:p/>
        </draw:line>
        <draw:line draw:style-name="gr5" draw:text-style-name="P2" draw:layer="layout" svg:x1="19cm" svg:y1="9.074cm" svg:x2="18.7cm" svg:y2="9.074cm">
          <text:p/>
        </draw:line>
        <draw:line draw:style-name="gr5" draw:text-style-name="P2" draw:layer="layout" svg:x1="18.21cm" svg:y1="9.216cm" svg:x2="17.709cm" svg:y2="9.216cm">
          <text:p/>
        </draw:line>
        <draw:custom-shape draw:style-name="gr6" draw:text-style-name="P3" draw:layer="layout" svg:width="0.2cm" svg:height="0.2cm" svg:x="17.611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903cm" svg:y1="8.93cm" svg:x2="17.903cm" svg:y2="8.499cm">
          <text:p/>
        </draw:line>
        <draw:line draw:style-name="gr5" draw:text-style-name="P2" draw:layer="layout" svg:x1="18.209cm" svg:y1="8.909cm" svg:x2="17.909cm" svg:y2="8.909cm">
          <text:p/>
        </draw:line>
        <draw:g>
          <draw:g>
            <draw:custom-shape draw:style-name="gr1" draw:text-style-name="P1" draw:layer="layout" svg:width="0.504cm" svg:height="0.603cm" draw:transform="rotate (0.000174532925199433) translate (9.049cm 8.741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8.698cm 9.3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8.563cm 9.40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9.552cm" svg:y="9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991cm" svg:height="1.827cm" svg:x="9.909cm" svg:y="8.641cm">
          <draw:text-box>
            <text:p><text:span text:style-name="T1">V-dtag 3</text:span></text:p>
            <text:p><text:span text:style-name="T1">(seg 1)</text:span></text:p>
          </draw:text-box>
        </draw:frame>
        <draw:line draw:style-name="gr5" draw:text-style-name="P2" draw:layer="layout" svg:x1="10.1cm" svg:y1="8.8cm" svg:x2="11.6cm" svg:y2="8.8cm">
          <text:p/>
        </draw:line>
        <draw:line draw:style-name="gr5" draw:text-style-name="P2" draw:layer="layout" svg:x1="10cm" svg:y1="9.074cm" svg:x2="9.7cm" svg:y2="9.074cm">
          <text:p/>
        </draw:line>
        <draw:line draw:style-name="gr5" draw:text-style-name="P2" draw:layer="layout" svg:x1="9.21cm" svg:y1="9.216cm" svg:x2="8.709cm" svg:y2="9.216cm">
          <text:p/>
        </draw:line>
        <draw:custom-shape draw:style-name="gr6" draw:text-style-name="P3" draw:layer="layout" svg:width="0.2cm" svg:height="0.2cm" svg:x="8.611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909cm" svg:y1="8.431cm" svg:x2="8.909cm" svg:y2="8.931cm">
          <text:p/>
        </draw:line>
        <draw:line draw:style-name="gr5" draw:text-style-name="P2" draw:layer="layout" svg:x1="9.209cm" svg:y1="8.909cm" svg:x2="8.909cm" svg:y2="8.909cm">
          <text:p/>
        </draw:line>
        <draw:custom-shape draw:style-name="gr6" draw:text-style-name="P3" draw:layer="layout" svg:width="0.2cm" svg:height="0.2cm" svg:x="8.81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18.061cm 7.69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17.71cm 8.31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17.575cm 8.361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18.564cm" svg:y="7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2" draw:layer="layout" svg:x1="17.9cm" svg:y1="7.5cm" svg:x2="17.898cm" svg:y2="7.922cm">
          <text:p/>
        </draw:line>
        <draw:line draw:style-name="gr5" draw:text-style-name="P2" draw:layer="layout" svg:x1="18.198cm" svg:y1="7.9cm" svg:x2="17.898cm" svg:y2="7.9cm">
          <text:p/>
        </draw:line>
        <draw:line draw:style-name="gr5" draw:text-style-name="P2" draw:layer="layout" svg:x1="18.998cm" svg:y1="8.03cm" svg:x2="18.698cm" svg:y2="8.03cm">
          <text:p/>
        </draw:line>
        <draw:line draw:style-name="gr5" draw:text-style-name="P2" draw:layer="layout" svg:x1="18.199cm" svg:y1="8.115cm" svg:x2="17.698cm" svg:y2="8.115cm">
          <text:p/>
        </draw:line>
        <draw:custom-shape draw:style-name="gr6" draw:text-style-name="P3" draw:layer="layout" svg:width="0.2cm" svg:height="0.2cm" svg:x="17.6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9.062cm 7.69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8.711cm 8.31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8.576cm 8.361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9.565cm" svg:y="7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2" draw:layer="layout" svg:x1="8.899cm" svg:y1="7.422cm" svg:x2="8.899cm" svg:y2="7.922cm">
          <text:p/>
        </draw:line>
        <draw:line draw:style-name="gr5" draw:text-style-name="P2" draw:layer="layout" svg:x1="9.199cm" svg:y1="7.9cm" svg:x2="8.899cm" svg:y2="7.9cm">
          <text:p/>
        </draw:line>
        <draw:custom-shape draw:style-name="gr6" draw:text-style-name="P3" draw:layer="layout" svg:width="0.2cm" svg:height="0.2cm" svg:x="8.8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999cm" svg:y1="8.03cm" svg:x2="9.699cm" svg:y2="8.03cm">
          <text:p/>
        </draw:line>
        <draw:frame draw:style-name="gr8" draw:text-style-name="P4" draw:layer="layout" svg:width="1.893cm" svg:height="1.433cm" svg:x="10.007cm" svg:y="7.54cm">
          <draw:text-box>
            <text:p><text:span text:style-name="T1">V-dtag 3</text:span></text:p>
            <text:p><text:span text:style-name="T1">(seg 1)</text:span></text:p>
          </draw:text-box>
        </draw:frame>
        <draw:line draw:style-name="gr5" draw:text-style-name="P2" draw:layer="layout" svg:x1="9.2cm" svg:y1="8.115cm" svg:x2="8.699cm" svg:y2="8.115cm">
          <text:p/>
        </draw:line>
        <draw:custom-shape draw:style-name="gr6" draw:text-style-name="P3" draw:layer="layout" svg:width="0.2cm" svg:height="0.2cm" svg:x="8.601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6.063cm 7.69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5.712cm 8.31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5.577cm 8.361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6.566cm" svg:y="7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4" draw:layer="layout" svg:width="1.695cm" svg:height="0.76cm" svg:x="0.905cm" svg:y="2.04cm">
          <draw:text-box>
            <text:p><text:span text:style-name="T1">dtag 0</text:span></text:p>
          </draw:text-box>
        </draw:frame>
        <draw:frame draw:style-name="gr10" draw:text-style-name="P5" draw:layer="layout" svg:width="5.201cm" svg:height="0.9cm" svg:x="9.699cm" svg:y="1.1cm">
          <draw:text-box>
            <text:p><text:span text:style-name="T2">SVS Decorder</text:span></text:p>
          </draw:text-box>
        </draw:frame>
        <draw:custom-shape draw:style-name="gr11" draw:text-style-name="P6" draw:layer="layout" svg:width="16cm" svg:height="5cm" svg:x="3.7cm" svg:y="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695cm" svg:height="0.76cm" svg:x="0.906cm" svg:y="2.44cm">
          <draw:text-box>
            <text:p><text:span text:style-name="T1">dtag 1</text:span></text:p>
          </draw:text-box>
        </draw:frame>
        <draw:frame draw:style-name="gr9" draw:text-style-name="P4" draw:layer="layout" svg:width="1.695cm" svg:height="0.76cm" svg:x="0.907cm" svg:y="2.84cm">
          <draw:text-box>
            <text:p><text:span text:style-name="T1">dtag 2</text:span></text:p>
          </draw:text-box>
        </draw:frame>
        <draw:frame draw:style-name="gr9" draw:text-style-name="P4" draw:layer="layout" svg:width="1.695cm" svg:height="0.76cm" svg:x="0.906cm" svg:y="3.84cm">
          <draw:text-box>
            <text:p><text:span text:style-name="T1">dtag 0</text:span></text:p>
          </draw:text-box>
        </draw:frame>
        <draw:frame draw:style-name="gr9" draw:text-style-name="P4" draw:layer="layout" svg:width="1.695cm" svg:height="0.76cm" svg:x="0.907cm" svg:y="4.24cm">
          <draw:text-box>
            <text:p><text:span text:style-name="T1">dtag 1</text:span></text:p>
          </draw:text-box>
        </draw:frame>
        <draw:frame draw:style-name="gr9" draw:text-style-name="P4" draw:layer="layout" svg:width="1.695cm" svg:height="0.76cm" svg:x="0.908cm" svg:y="4.64cm">
          <draw:text-box>
            <text:p><text:span text:style-name="T1">dtag 2</text:span></text:p>
          </draw:text-box>
        </draw:frame>
        <draw:g>
          <draw:custom-shape draw:style-name="gr12" draw:text-style-name="P1" draw:layer="layout" svg:width="0.999cm" svg:height="1.195cm" draw:transform="skewX (0.00418879020478639) rotate (-1.56381500978692) translate (6.29cm 5.588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221cm" svg:height="0.181cm" svg:x="5.595cm" svg:y="6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1cm" svg:height="1.196cm" draw:transform="skewX (0.00418879020478639) rotate (-1.56381500978692) translate (9.29cm 5.589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221cm" svg:height="0.181cm" svg:x="8.595cm" svg:y="6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5" draw:layer="layout" svg:width="3.4cm" svg:height="0.9cm" svg:x="12cm" svg:y="5.6cm">
          <draw:text-box>
            <text:p><text:span text:style-name="T2">・・・・・・・</text:span></text:p>
          </draw:text-box>
        </draw:frame>
        <draw:g>
          <draw:custom-shape draw:style-name="gr13" draw:text-style-name="P1" draw:layer="layout" svg:width="1cm" svg:height="1.196cm" draw:transform="skewX (0.00418879020478639) rotate (-1.56381500978692) translate (18.288cm 5.59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221cm" svg:height="0.181cm" svg:x="17.593cm" svg:y="6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4" draw:text-style-name="P2" draw:layer="layout" svg:x1="1.1cm" svg:y1="4cm" svg:x2="2.2cm" svg:y2="4cm">
          <text:p/>
        </draw:line>
        <draw:line draw:style-name="gr14" draw:text-style-name="P2" draw:layer="layout" svg:x1="1.1cm" svg:y1="4.4cm" svg:x2="2.2cm" svg:y2="4.4cm">
          <text:p/>
        </draw:line>
        <draw:line draw:style-name="gr14" draw:text-style-name="P2" draw:layer="layout" svg:x1="1.1cm" svg:y1="4.8cm" svg:x2="2.2cm" svg:y2="4.8cm">
          <text:p/>
        </draw:line>
        <draw:line draw:style-name="gr5" draw:text-style-name="P2" draw:layer="layout" svg:x1="2.3cm" svg:y1="2.3cm" svg:x2="12.2cm" svg:y2="2.3cm">
          <text:p/>
        </draw:line>
        <draw:line draw:style-name="gr5" draw:text-style-name="P2" draw:layer="layout" svg:x1="17.3cm" svg:y1="2.3cm" svg:x2="17.3cm" svg:y2="5.6cm">
          <text:p/>
        </draw:line>
        <draw:line draw:style-name="gr15" draw:text-style-name="P2" draw:layer="layout" svg:x1="12.2cm" svg:y1="2.3cm" svg:x2="14.3cm" svg:y2="2.3cm">
          <text:p/>
        </draw:line>
        <draw:line draw:style-name="gr5" draw:text-style-name="P2" draw:layer="layout" svg:x1="14.4cm" svg:y1="2.3cm" svg:x2="17.3cm" svg:y2="2.3cm">
          <text:p/>
        </draw:line>
        <draw:line draw:style-name="gr5" draw:text-style-name="P2" draw:layer="layout" svg:x1="2.3cm" svg:y1="2.7cm" svg:x2="12.2cm" svg:y2="2.7cm">
          <text:p/>
        </draw:line>
        <draw:line draw:style-name="gr15" draw:text-style-name="P2" draw:layer="layout" svg:x1="12.2cm" svg:y1="2.7cm" svg:x2="14.3cm" svg:y2="2.7cm">
          <text:p/>
        </draw:line>
        <draw:line draw:style-name="gr5" draw:text-style-name="P2" draw:layer="layout" svg:x1="14.4cm" svg:y1="2.7cm" svg:x2="17.7cm" svg:y2="2.7cm">
          <text:p/>
        </draw:line>
        <draw:line draw:style-name="gr5" draw:text-style-name="P2" draw:layer="layout" svg:x1="17.7cm" svg:y1="2.7cm" svg:x2="17.7cm" svg:y2="5.6cm">
          <text:p/>
        </draw:line>
        <draw:line draw:style-name="gr5" draw:text-style-name="P2" draw:layer="layout" svg:x1="2.3cm" svg:y1="3.1cm" svg:x2="12.2cm" svg:y2="3.1cm">
          <text:p/>
        </draw:line>
        <draw:line draw:style-name="gr15" draw:text-style-name="P2" draw:layer="layout" svg:x1="12.2cm" svg:y1="3.1cm" svg:x2="14.3cm" svg:y2="3.1cm">
          <text:p/>
        </draw:line>
        <draw:line draw:style-name="gr5" draw:text-style-name="P2" draw:layer="layout" svg:x1="14.4cm" svg:y1="3.1cm" svg:x2="18.1cm" svg:y2="3.1cm">
          <text:p/>
        </draw:line>
        <draw:line draw:style-name="gr5" draw:text-style-name="P2" draw:layer="layout" svg:x1="18.1cm" svg:y1="3.1cm" svg:x2="18.1cm" svg:y2="5.6cm">
          <text:p/>
        </draw:line>
        <draw:line draw:style-name="gr5" draw:text-style-name="P2" draw:layer="layout" svg:x1="2.3cm" svg:y1="4.2cm" svg:x2="12.2cm" svg:y2="4.2cm">
          <text:p/>
        </draw:line>
        <draw:line draw:style-name="gr15" draw:text-style-name="P2" draw:layer="layout" svg:x1="12.2cm" svg:y1="4.2cm" svg:x2="14.3cm" svg:y2="4.2cm">
          <text:p/>
        </draw:line>
        <draw:line draw:style-name="gr5" draw:text-style-name="P2" draw:layer="layout" svg:x1="2.3cm" svg:y1="4.6cm" svg:x2="12.2cm" svg:y2="4.6cm">
          <text:p/>
        </draw:line>
        <draw:line draw:style-name="gr15" draw:text-style-name="P2" draw:layer="layout" svg:x1="12.2cm" svg:y1="4.6cm" svg:x2="14.3cm" svg:y2="4.6cm">
          <text:p/>
        </draw:line>
        <draw:line draw:style-name="gr5" draw:text-style-name="P2" draw:layer="layout" svg:x1="2.3cm" svg:y1="5cm" svg:x2="12.2cm" svg:y2="5cm">
          <text:p/>
        </draw:line>
        <draw:line draw:style-name="gr15" draw:text-style-name="P2" draw:layer="layout" svg:x1="12.2cm" svg:y1="5cm" svg:x2="14.3cm" svg:y2="5cm">
          <text:p/>
        </draw:line>
        <draw:line draw:style-name="gr5" draw:text-style-name="P2" draw:layer="layout" svg:x1="5.3cm" svg:y1="4.2cm" svg:x2="5.3cm" svg:y2="5.6cm">
          <text:p/>
        </draw:line>
        <draw:line draw:style-name="gr5" draw:text-style-name="P2" draw:layer="layout" svg:x1="5.7cm" svg:y1="4.6cm" svg:x2="5.7cm" svg:y2="5.6cm">
          <text:p/>
        </draw:line>
        <draw:line draw:style-name="gr5" draw:text-style-name="P2" draw:layer="layout" svg:x1="6.1cm" svg:y1="5cm" svg:x2="6.1cm" svg:y2="5.6cm">
          <text:p/>
        </draw:line>
        <draw:custom-shape draw:style-name="gr6" draw:text-style-name="P3" draw:layer="layout" svg:width="0.2cm" svg:height="0.2cm" svg:x="5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5.6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6.00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3cm" svg:y1="2.3cm" svg:x2="8.301cm" svg:y2="5.609cm">
          <text:p/>
        </draw:line>
        <draw:line draw:style-name="gr5" draw:text-style-name="P2" draw:layer="layout" svg:x1="8.701cm" svg:y1="4.609cm" svg:x2="8.701cm" svg:y2="5.609cm">
          <text:p/>
        </draw:line>
        <draw:line draw:style-name="gr5" draw:text-style-name="P2" draw:layer="layout" svg:x1="9.101cm" svg:y1="5.009cm" svg:x2="9.101cm" svg:y2="5.609cm">
          <text:p/>
        </draw:line>
        <draw:custom-shape draw:style-name="gr6" draw:text-style-name="P3" draw:layer="layout" svg:width="0.2cm" svg:height="0.2cm" svg:x="8.201cm" svg:y="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8.602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9.003cm" svg:y="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695cm" svg:height="0.76cm" svg:x="3.908cm" svg:y="6.34cm">
          <draw:text-box>
            <text:p><text:span text:style-name="T1">SVS 0</text:span></text:p>
          </draw:text-box>
        </draw:frame>
        <draw:line draw:style-name="gr5" draw:text-style-name="P2" draw:layer="layout" svg:x1="4.074cm" svg:y1="6.448cm" svg:x2="5.174cm" svg:y2="6.448cm">
          <text:p/>
        </draw:line>
        <draw:frame draw:style-name="gr9" draw:text-style-name="P4" draw:layer="layout" svg:width="1.695cm" svg:height="0.76cm" svg:x="7.009cm" svg:y="6.34cm">
          <draw:text-box>
            <text:p><text:span text:style-name="T1">SVS 1</text:span></text:p>
          </draw:text-box>
        </draw:frame>
        <draw:frame draw:style-name="gr9" draw:text-style-name="P4" draw:layer="layout" svg:width="1.695cm" svg:height="0.76cm" svg:x="3.909cm" svg:y="6.34cm">
          <draw:text-box>
            <text:p><text:span text:style-name="T1">SVS 0</text:span></text:p>
          </draw:text-box>
        </draw:frame>
        <draw:frame draw:style-name="gr9" draw:text-style-name="P4" draw:layer="layout" svg:width="1.695cm" svg:height="0.76cm" svg:x="3.909cm" svg:y="6.34cm">
          <draw:text-box>
            <text:p><text:span text:style-name="T1">SVS 0</text:span></text:p>
          </draw:text-box>
        </draw:frame>
        <draw:frame draw:style-name="gr9" draw:text-style-name="P4" draw:layer="layout" svg:width="1.695cm" svg:height="0.76cm" svg:x="15.91cm" svg:y="6.34cm">
          <draw:text-box>
            <text:p><text:span text:style-name="T1">SVS 7</text:span></text:p>
          </draw:text-box>
        </draw:frame>
        <draw:frame draw:style-name="gr9" draw:text-style-name="P4" draw:layer="layout" svg:width="1.695cm" svg:height="0.76cm" svg:x="0.906cm" svg:y="7.14cm">
          <draw:text-box>
            <text:p><text:span text:style-name="T1">dtag 3</text:span></text:p>
          </draw:text-box>
        </draw:frame>
        <draw:line draw:style-name="gr14" draw:text-style-name="P2" draw:layer="layout" svg:x1="1.1cm" svg:y1="7.3cm" svg:x2="2.2cm" svg:y2="7.3cm">
          <text:p/>
        </draw:line>
        <draw:frame draw:style-name="gr9" draw:text-style-name="P4" draw:layer="layout" svg:width="1.695cm" svg:height="0.76cm" svg:x="0.907cm" svg:y="8.24cm">
          <draw:text-box>
            <text:p><text:span text:style-name="T1">dtag 3</text:span></text:p>
          </draw:text-box>
        </draw:frame>
        <draw:line draw:style-name="gr5" draw:text-style-name="P2" draw:layer="layout" svg:x1="7.175cm" svg:y1="6.448cm" svg:x2="8.275cm" svg:y2="6.448cm">
          <text:p/>
        </draw:line>
        <draw:line draw:style-name="gr5" draw:text-style-name="P2" draw:layer="layout" svg:x1="16.076cm" svg:y1="6.448cm" svg:x2="17.176cm" svg:y2="6.448cm">
          <text:p/>
        </draw:line>
        <draw:line draw:style-name="gr5" draw:text-style-name="P2" draw:layer="layout" svg:x1="8.7cm" svg:y1="6.7cm" svg:x2="8.7cm" svg:y2="10.3cm">
          <text:p/>
        </draw:line>
        <draw:line draw:style-name="gr5" draw:text-style-name="P2" draw:layer="layout" svg:x1="17.7cm" svg:y1="6.7cm" svg:x2="17.7cm" svg:y2="10.3cm">
          <text:p/>
        </draw:line>
        <draw:g>
          <draw:g>
            <draw:custom-shape draw:style-name="gr1" draw:text-style-name="P1" draw:layer="layout" svg:width="0.504cm" svg:height="0.603cm" draw:transform="rotate (0.000174532925199433) translate (6.049cm 8.741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5.698cm 9.3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5.563cm 9.40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6.552cm" svg:y="9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2" draw:layer="layout" svg:x1="5.7cm" svg:y1="6.7cm" svg:x2="5.7cm" svg:y2="10.3cm">
          <text:p/>
        </draw:line>
        <draw:line draw:style-name="gr5" draw:text-style-name="P2" draw:layer="layout" svg:x1="2.3cm" svg:y1="7.5cm" svg:x2="12.2cm" svg:y2="7.5cm">
          <text:p/>
        </draw:line>
        <draw:line draw:style-name="gr5" draw:text-style-name="P2" draw:layer="layout" svg:x1="5.9cm" svg:y1="7.422cm" svg:x2="5.9cm" svg:y2="7.922cm">
          <text:p/>
        </draw:line>
        <draw:line draw:style-name="gr5" draw:text-style-name="P2" draw:layer="layout" svg:x1="6.2cm" svg:y1="7.9cm" svg:x2="5.9cm" svg:y2="7.9cm">
          <text:p/>
        </draw:line>
        <draw:custom-shape draw:style-name="gr6" draw:text-style-name="P3" draw:layer="layout" svg:width="0.2cm" svg:height="0.2cm" svg:x="5.8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cm" svg:y1="8.03cm" svg:x2="6.7cm" svg:y2="8.03cm">
          <text:p/>
        </draw:line>
        <draw:frame draw:style-name="gr8" draw:text-style-name="P4" draw:layer="layout" svg:width="1.892cm" svg:height="1.433cm" svg:x="6.908cm" svg:y="7.54cm">
          <draw:text-box>
            <text:p><text:span text:style-name="T1">V-dtag 3</text:span></text:p>
            <text:p><text:span text:style-name="T1">(seg 0)</text:span></text:p>
          </draw:text-box>
        </draw:frame>
        <draw:frame draw:style-name="gr8" draw:text-style-name="P4" draw:layer="layout" svg:width="1.891cm" svg:height="1.433cm" svg:x="6.909cm" svg:y="8.641cm">
          <draw:text-box>
            <text:p><text:span text:style-name="T1">V-dtag 3</text:span></text:p>
            <text:p><text:span text:style-name="T1">(seg 0)</text:span></text:p>
          </draw:text-box>
        </draw:frame>
        <draw:line draw:style-name="gr5" draw:text-style-name="P2" draw:layer="layout" svg:x1="7.1cm" svg:y1="8.8cm" svg:x2="8.4cm" svg:y2="8.8cm">
          <text:p/>
        </draw:line>
        <draw:line draw:style-name="gr5" draw:text-style-name="P2" draw:layer="layout" svg:x1="6.201cm" svg:y1="8.115cm" svg:x2="5.7cm" svg:y2="8.115cm">
          <text:p/>
        </draw:line>
        <draw:custom-shape draw:style-name="gr6" draw:text-style-name="P3" draw:layer="layout" svg:width="0.2cm" svg:height="0.2cm" svg:x="5.6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12.2cm" svg:y1="7.5cm" svg:x2="14.3cm" svg:y2="7.5cm">
          <text:p/>
        </draw:line>
        <draw:line draw:style-name="gr5" draw:text-style-name="P2" draw:layer="layout" svg:x1="14.4cm" svg:y1="7.5cm" svg:x2="17.9cm" svg:y2="7.5cm">
          <text:p/>
        </draw:line>
        <draw:line draw:style-name="gr5" draw:text-style-name="P2" draw:layer="layout" svg:x1="7cm" svg:y1="9.074cm" svg:x2="6.7cm" svg:y2="9.074cm">
          <text:p/>
        </draw:line>
        <draw:line draw:style-name="gr5" draw:text-style-name="P2" draw:layer="layout" svg:x1="2.3cm" svg:y1="8.5cm" svg:x2="12.2cm" svg:y2="8.5cm">
          <text:p/>
        </draw:line>
        <draw:line draw:style-name="gr15" draw:text-style-name="P2" draw:layer="layout" svg:x1="12.2cm" svg:y1="8.5cm" svg:x2="14.3cm" svg:y2="8.5cm">
          <text:p/>
        </draw:line>
        <draw:line draw:style-name="gr5" draw:text-style-name="P2" draw:layer="layout" svg:x1="14.4cm" svg:y1="8.5cm" svg:x2="17.9cm" svg:y2="8.5cm">
          <text:p/>
        </draw:line>
        <draw:line draw:style-name="gr5" draw:text-style-name="P2" draw:layer="layout" svg:x1="6.21cm" svg:y1="9.216cm" svg:x2="5.709cm" svg:y2="9.216cm">
          <text:p/>
        </draw:line>
        <draw:custom-shape draw:style-name="gr6" draw:text-style-name="P3" draw:layer="layout" svg:width="0.2cm" svg:height="0.2cm" svg:x="5.611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5.909cm" svg:y1="8.431cm" svg:x2="5.909cm" svg:y2="8.931cm">
          <text:p/>
        </draw:line>
        <draw:line draw:style-name="gr5" draw:text-style-name="P2" draw:layer="layout" svg:x1="6.209cm" svg:y1="8.909cm" svg:x2="5.909cm" svg:y2="8.909cm">
          <text:p/>
        </draw:line>
        <draw:custom-shape draw:style-name="gr6" draw:text-style-name="P3" draw:layer="layout" svg:width="0.2cm" svg:height="0.2cm" svg:x="5.81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4cm" svg:height="0.9cm" svg:x="12cm" svg:y="7.5cm">
          <draw:text-box>
            <text:p><text:span text:style-name="T2">・・・・・・・</text:span></text:p>
          </draw:text-box>
        </draw:frame>
        <draw:frame draw:style-name="gr10" draw:text-style-name="P5" draw:layer="layout" svg:width="3.4cm" svg:height="0.9cm" svg:x="12cm" svg:y="8.7cm">
          <draw:text-box>
            <text:p><text:span text:style-name="T2">・・・・・・・</text:span></text:p>
          </draw:text-box>
        </draw:frame>
        <draw:g>
          <draw:g>
            <draw:custom-shape draw:style-name="gr1" draw:text-style-name="P1" draw:layer="layout" svg:width="0.504cm" svg:height="0.603cm" draw:transform="rotate (0.000174532925199433) translate (18.049cm 12.7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17.698cm 13.3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17.563cm 13.41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18.552cm" svg:y="13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4" draw:layer="layout" svg:width="2.091cm" svg:height="1.433cm" svg:x="18.509cm" svg:y="12.65cm">
          <draw:text-box>
            <text:p><text:span text:style-name="T1">V-dtag 7</text:span></text:p>
            <text:p><text:span text:style-name="T1">(seg 7)</text:span></text:p>
          </draw:text-box>
        </draw:frame>
        <draw:line draw:style-name="gr5" draw:text-style-name="P2" draw:layer="layout" svg:x1="18.8cm" svg:y1="12.809cm" svg:x2="19.9cm" svg:y2="12.809cm">
          <text:p/>
        </draw:line>
        <draw:line draw:style-name="gr5" draw:text-style-name="P2" draw:layer="layout" svg:x1="19cm" svg:y1="13.083cm" svg:x2="18.7cm" svg:y2="13.083cm">
          <text:p/>
        </draw:line>
        <draw:line draw:style-name="gr5" draw:text-style-name="P2" draw:layer="layout" svg:x1="18.21cm" svg:y1="13.225cm" svg:x2="17.709cm" svg:y2="13.225cm">
          <text:p/>
        </draw:line>
        <draw:line draw:style-name="gr5" draw:text-style-name="P2" draw:layer="layout" svg:x1="17.903cm" svg:y1="12.939cm" svg:x2="17.903cm" svg:y2="12.508cm">
          <text:p/>
        </draw:line>
        <draw:line draw:style-name="gr5" draw:text-style-name="P2" draw:layer="layout" svg:x1="18.209cm" svg:y1="12.918cm" svg:x2="17.909cm" svg:y2="12.918cm">
          <text:p/>
        </draw:line>
        <draw:g>
          <draw:g>
            <draw:custom-shape draw:style-name="gr1" draw:text-style-name="P1" draw:layer="layout" svg:width="0.504cm" svg:height="0.603cm" draw:transform="rotate (0.000174532925199433) translate (9.049cm 12.7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8.698cm 13.3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8.563cm 13.41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9.552cm" svg:y="13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2" draw:layer="layout" svg:x1="10.1cm" svg:y1="12.809cm" svg:x2="11.2cm" svg:y2="12.809cm">
          <text:p/>
        </draw:line>
        <draw:line draw:style-name="gr5" draw:text-style-name="P2" draw:layer="layout" svg:x1="10cm" svg:y1="13.083cm" svg:x2="9.7cm" svg:y2="13.083cm">
          <text:p/>
        </draw:line>
        <draw:line draw:style-name="gr5" draw:text-style-name="P2" draw:layer="layout" svg:x1="9.21cm" svg:y1="13.225cm" svg:x2="8.709cm" svg:y2="13.225cm">
          <text:p/>
        </draw:line>
        <draw:line draw:style-name="gr5" draw:text-style-name="P2" draw:layer="layout" svg:x1="8.909cm" svg:y1="12.44cm" svg:x2="8.909cm" svg:y2="12.94cm">
          <text:p/>
        </draw:line>
        <draw:line draw:style-name="gr5" draw:text-style-name="P2" draw:layer="layout" svg:x1="9.209cm" svg:y1="12.918cm" svg:x2="8.909cm" svg:y2="12.918cm">
          <text:p/>
        </draw:line>
        <draw:custom-shape draw:style-name="gr6" draw:text-style-name="P3" draw:layer="layout" svg:width="0.2cm" svg:height="0.2cm" svg:x="8.81cm" svg:y="12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18.061cm 11.70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17.71cm 12.3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17.575cm 12.3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18.564cm" svg:y="11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2" draw:layer="layout" svg:x1="17.9cm" svg:y1="11.509cm" svg:x2="17.898cm" svg:y2="11.931cm">
          <text:p/>
        </draw:line>
        <draw:line draw:style-name="gr5" draw:text-style-name="P2" draw:layer="layout" svg:x1="18.198cm" svg:y1="11.909cm" svg:x2="17.898cm" svg:y2="11.909cm">
          <text:p/>
        </draw:line>
        <draw:line draw:style-name="gr5" draw:text-style-name="P2" draw:layer="layout" svg:x1="18.998cm" svg:y1="12.039cm" svg:x2="18.698cm" svg:y2="12.039cm">
          <text:p/>
        </draw:line>
        <draw:frame draw:style-name="gr8" draw:text-style-name="P4" draw:layer="layout" svg:width="1.894cm" svg:height="1.433cm" svg:x="18.506cm" svg:y="11.549cm">
          <draw:text-box>
            <text:p><text:span text:style-name="T1">V-dtag 7</text:span></text:p>
            <text:p><text:span text:style-name="T1">(seg 7)</text:span></text:p>
          </draw:text-box>
        </draw:frame>
        <draw:line draw:style-name="gr5" draw:text-style-name="P2" draw:layer="layout" svg:x1="18.199cm" svg:y1="12.124cm" svg:x2="17.698cm" svg:y2="12.124cm">
          <text:p/>
        </draw:line>
        <draw:custom-shape draw:style-name="gr6" draw:text-style-name="P3" draw:layer="layout" svg:width="0.2cm" svg:height="0.2cm" svg:x="17.6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9.062cm 11.70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8.711cm 12.3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8.576cm 12.3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9.565cm" svg:y="11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2" draw:layer="layout" svg:x1="8.899cm" svg:y1="11.431cm" svg:x2="8.899cm" svg:y2="11.931cm">
          <text:p/>
        </draw:line>
        <draw:line draw:style-name="gr5" draw:text-style-name="P2" draw:layer="layout" svg:x1="9.199cm" svg:y1="11.909cm" svg:x2="8.899cm" svg:y2="11.909cm">
          <text:p/>
        </draw:line>
        <draw:custom-shape draw:style-name="gr6" draw:text-style-name="P3" draw:layer="layout" svg:width="0.2cm" svg:height="0.2cm" svg:x="8.8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999cm" svg:y1="12.039cm" svg:x2="9.699cm" svg:y2="12.039cm">
          <text:p/>
        </draw:line>
        <draw:line draw:style-name="gr5" draw:text-style-name="P2" draw:layer="layout" svg:x1="9.2cm" svg:y1="12.124cm" svg:x2="8.699cm" svg:y2="12.124cm">
          <text:p/>
        </draw:line>
        <draw:custom-shape draw:style-name="gr6" draw:text-style-name="P3" draw:layer="layout" svg:width="0.2cm" svg:height="0.2cm" svg:x="8.601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6.063cm 11.70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5.712cm 12.3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5.577cm 12.3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6.566cm" svg:y="11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4" draw:layer="layout" svg:width="1.695cm" svg:height="0.76cm" svg:x="0.906cm" svg:y="11.149cm">
          <draw:text-box>
            <text:p><text:span text:style-name="T1">dtag 7</text:span></text:p>
          </draw:text-box>
        </draw:frame>
        <draw:line draw:style-name="gr14" draw:text-style-name="P2" draw:layer="layout" svg:x1="1.1cm" svg:y1="11.309cm" svg:x2="2.2cm" svg:y2="11.309cm">
          <text:p/>
        </draw:line>
        <draw:frame draw:style-name="gr9" draw:text-style-name="P4" draw:layer="layout" svg:width="1.695cm" svg:height="0.76cm" svg:x="0.907cm" svg:y="12.249cm">
          <draw:text-box>
            <text:p><text:span text:style-name="T1">dtag 7</text:span></text:p>
          </draw:text-box>
        </draw:frame>
        <draw:line draw:style-name="gr5" draw:text-style-name="P2" draw:layer="layout" svg:x1="8.7cm" svg:y1="11.126cm" svg:x2="8.7cm" svg:y2="13.226cm">
          <text:p/>
        </draw:line>
        <draw:line draw:style-name="gr5" draw:text-style-name="P2" draw:layer="layout" svg:x1="17.7cm" svg:y1="11.126cm" svg:x2="17.7cm" svg:y2="13.226cm">
          <text:p/>
        </draw:line>
        <draw:g>
          <draw:g>
            <draw:custom-shape draw:style-name="gr1" draw:text-style-name="P1" draw:layer="layout" svg:width="0.504cm" svg:height="0.603cm" draw:transform="rotate (0.000174532925199433) translate (6.049cm 12.7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5.698cm 13.3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5.563cm 13.41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6.552cm" svg:y="13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2" draw:layer="layout" svg:x1="5.7cm" svg:y1="11.1cm" svg:x2="5.7cm" svg:y2="13.2cm">
          <text:p/>
        </draw:line>
        <draw:line draw:style-name="gr5" draw:text-style-name="P2" draw:layer="layout" svg:x1="2.3cm" svg:y1="11.509cm" svg:x2="12.2cm" svg:y2="11.509cm">
          <text:p/>
        </draw:line>
        <draw:line draw:style-name="gr5" draw:text-style-name="P2" draw:layer="layout" svg:x1="5.9cm" svg:y1="11.431cm" svg:x2="5.9cm" svg:y2="11.931cm">
          <text:p/>
        </draw:line>
        <draw:line draw:style-name="gr5" draw:text-style-name="P2" draw:layer="layout" svg:x1="6.2cm" svg:y1="11.909cm" svg:x2="5.9cm" svg:y2="11.909cm">
          <text:p/>
        </draw:line>
        <draw:custom-shape draw:style-name="gr6" draw:text-style-name="P3" draw:layer="layout" svg:width="0.2cm" svg:height="0.2cm" svg:x="5.801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cm" svg:y1="12.039cm" svg:x2="6.7cm" svg:y2="12.039cm">
          <text:p/>
        </draw:line>
        <draw:line draw:style-name="gr5" draw:text-style-name="P2" draw:layer="layout" svg:x1="7.1cm" svg:y1="12.809cm" svg:x2="8.2cm" svg:y2="12.809cm">
          <text:p/>
        </draw:line>
        <draw:line draw:style-name="gr5" draw:text-style-name="P2" draw:layer="layout" svg:x1="6.201cm" svg:y1="12.124cm" svg:x2="5.7cm" svg:y2="12.124cm">
          <text:p/>
        </draw:line>
        <draw:custom-shape draw:style-name="gr6" draw:text-style-name="P3" draw:layer="layout" svg:width="0.2cm" svg:height="0.2cm" svg:x="5.60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12.2cm" svg:y1="11.509cm" svg:x2="14.3cm" svg:y2="11.509cm">
          <text:p/>
        </draw:line>
        <draw:line draw:style-name="gr5" draw:text-style-name="P2" draw:layer="layout" svg:x1="14.4cm" svg:y1="11.509cm" svg:x2="17.9cm" svg:y2="11.509cm">
          <text:p/>
        </draw:line>
        <draw:line draw:style-name="gr5" draw:text-style-name="P2" draw:layer="layout" svg:x1="7cm" svg:y1="13.083cm" svg:x2="6.7cm" svg:y2="13.083cm">
          <text:p/>
        </draw:line>
        <draw:line draw:style-name="gr5" draw:text-style-name="P2" draw:layer="layout" svg:x1="2.3cm" svg:y1="12.509cm" svg:x2="12.2cm" svg:y2="12.509cm">
          <text:p/>
        </draw:line>
        <draw:line draw:style-name="gr15" draw:text-style-name="P2" draw:layer="layout" svg:x1="12.2cm" svg:y1="12.509cm" svg:x2="14.3cm" svg:y2="12.509cm">
          <text:p/>
        </draw:line>
        <draw:line draw:style-name="gr5" draw:text-style-name="P2" draw:layer="layout" svg:x1="14.4cm" svg:y1="12.509cm" svg:x2="17.9cm" svg:y2="12.509cm">
          <text:p/>
        </draw:line>
        <draw:line draw:style-name="gr5" draw:text-style-name="P2" draw:layer="layout" svg:x1="6.21cm" svg:y1="13.212cm" svg:x2="5.7cm" svg:y2="13.212cm">
          <text:p/>
        </draw:line>
        <draw:line draw:style-name="gr5" draw:text-style-name="P2" draw:layer="layout" svg:x1="5.909cm" svg:y1="12.44cm" svg:x2="5.909cm" svg:y2="12.94cm">
          <text:p/>
        </draw:line>
        <draw:line draw:style-name="gr5" draw:text-style-name="P2" draw:layer="layout" svg:x1="6.209cm" svg:y1="12.918cm" svg:x2="5.909cm" svg:y2="12.918cm">
          <text:p/>
        </draw:line>
        <draw:custom-shape draw:style-name="gr6" draw:text-style-name="P3" draw:layer="layout" svg:width="0.2cm" svg:height="0.2cm" svg:x="5.81cm" svg:y="12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4cm" svg:height="0.9cm" svg:x="12cm" svg:y="11.509cm">
          <draw:text-box>
            <text:p><text:span text:style-name="T2">・・・・・・・</text:span></text:p>
          </draw:text-box>
        </draw:frame>
        <draw:frame draw:style-name="gr10" draw:text-style-name="P5" draw:layer="layout" svg:width="3.4cm" svg:height="0.9cm" svg:x="12cm" svg:y="12.709cm">
          <draw:text-box>
            <text:p><text:span text:style-name="T2">・・・・・・・</text:span></text:p>
          </draw:text-box>
        </draw:frame>
        <draw:line draw:style-name="gr15" draw:text-style-name="P2" draw:layer="layout" svg:x1="5.7cm" svg:y1="10.3cm" svg:x2="5.7cm" svg:y2="11.5cm">
          <text:p/>
        </draw:line>
        <draw:line draw:style-name="gr15" draw:text-style-name="P2" draw:layer="layout" svg:x1="8.7cm" svg:y1="10.3cm" svg:x2="8.7cm" svg:y2="11.5cm">
          <text:p/>
        </draw:line>
        <draw:frame draw:style-name="gr10" draw:text-style-name="P5" draw:layer="layout" svg:width="2.759cm" svg:height="0.9cm" draw:transform="rotate (1.5707963267949) translate (6.55cm 11.559cm)">
          <draw:text-box>
            <text:p><text:span text:style-name="T2">・・・・・</text:span></text:p>
          </draw:text-box>
        </draw:frame>
        <draw:frame draw:style-name="gr10" draw:text-style-name="P5" draw:layer="layout" svg:width="2.759cm" svg:height="0.9cm" draw:transform="rotate (1.5707963267949) translate (9.75cm 11.56cm)">
          <draw:text-box>
            <text:p><text:span text:style-name="T2">・・・・・</text:span></text:p>
          </draw:text-box>
        </draw:frame>
        <draw:frame draw:style-name="gr10" draw:text-style-name="P5" draw:layer="layout" svg:width="2.759cm" svg:height="0.9cm" draw:transform="rotate (1.5707963267949) translate (13.05cm 11.561cm)">
          <draw:text-box>
            <text:p><text:span text:style-name="T2">・・・・・</text:span></text:p>
          </draw:text-box>
        </draw:frame>
        <draw:line draw:style-name="gr15" draw:text-style-name="P2" draw:layer="layout" svg:x1="17.7cm" svg:y1="10.3cm" svg:x2="17.7cm" svg:y2="11.5cm">
          <text:p/>
        </draw:line>
        <draw:frame draw:style-name="gr10" draw:text-style-name="P5" draw:layer="layout" svg:width="2.759cm" svg:height="0.9cm" draw:transform="rotate (1.5707963267949) translate (18.75cm 11.562cm)">
          <draw:text-box>
            <text:p><text:span text:style-name="T2">・・・・・</text:span></text:p>
          </draw:text-box>
        </draw:frame>
        <draw:frame draw:style-name="gr10" draw:text-style-name="P5" draw:layer="layout" svg:width="2.759cm" svg:height="0.9cm" draw:transform="rotate (1.5707963267949) translate (1.25cm 11.46cm)">
          <draw:text-box>
            <text:p><text:span text:style-name="T2">・・・・・</text:span></text:p>
          </draw:text-box>
        </draw:frame>
        <draw:line draw:style-name="gr16" draw:text-style-name="P2" draw:layer="layout" svg:x1="2.4cm" svg:y1="2.9cm" svg:x2="18.3cm" svg:y2="2.9cm">
          <text:p/>
        </draw:line>
        <draw:line draw:style-name="gr17" draw:text-style-name="P2" draw:layer="layout" svg:x1="18.3cm" svg:y1="2.9cm" svg:x2="18.3cm" svg:y2="7.2cm">
          <text:p/>
        </draw:line>
        <draw:line draw:style-name="gr18" draw:text-style-name="P2" draw:layer="layout" svg:x1="18.3cm" svg:y1="7.2cm" svg:x2="18.3cm" svg:y2="13.7cm">
          <text:p/>
        </draw:line>
        <draw:line draw:style-name="gr19" draw:text-style-name="P2" draw:layer="layout" svg:x1="18.3cm" svg:y1="13.7cm" svg:x2="20cm" svg:y2="13.7cm">
          <text:p/>
        </draw:line>
        <draw:custom-shape draw:style-name="gr20" draw:text-style-name="P8" draw:layer="layout" svg:width="0.41cm" svg:height="0.41cm" svg:x="4.49cm" svg:y="5.4cm">
          <text:p text:style-name="P7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41cm" svg:height="0.41cm" svg:x="6.191cm" svg:y="7.201cm">
          <text:p text:style-name="P7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991cm" svg:height="1.827cm" svg:x="18.51cm" svg:y="8.641cm">
          <draw:text-box>
            <text:p><text:span text:style-name="T1">V-dtag 3</text:span></text:p>
            <text:p><text:span text:style-name="T1">(seg 7)</text:span></text:p>
          </draw:text-box>
        </draw:frame>
        <draw:frame draw:style-name="gr8" draw:text-style-name="P4" draw:layer="layout" svg:width="1.893cm" svg:height="1.433cm" svg:x="18.508cm" svg:y="7.54cm">
          <draw:text-box>
            <text:p><text:span text:style-name="T1">V-dtag </text:span><text:span text:style-name="T1">3</text:span></text:p>
            <text:p><text:span text:style-name="T1">(seg 7)</text:span></text:p>
          </draw:text-box>
        </draw:frame>
        <draw:frame draw:style-name="gr8" draw:text-style-name="P4" draw:layer="layout" svg:width="1.892cm" svg:height="1.433cm" svg:x="6.908cm" svg:y="11.54cm">
          <draw:text-box>
            <text:p><text:span text:style-name="T1">V-dtag 7</text:span></text:p>
            <text:p><text:span text:style-name="T1">(seg 0)</text:span></text:p>
          </draw:text-box>
        </draw:frame>
        <draw:frame draw:style-name="gr8" draw:text-style-name="P4" draw:layer="layout" svg:width="1.891cm" svg:height="1.433cm" svg:x="6.909cm" svg:y="12.641cm">
          <draw:text-box>
            <text:p><text:span text:style-name="T1">V-dtag </text:span><text:span text:style-name="T1">7</text:span></text:p>
            <text:p><text:span text:style-name="T1">(seg 0)</text:span></text:p>
          </draw:text-box>
        </draw:frame>
        <draw:frame draw:style-name="gr7" draw:text-style-name="P4" draw:layer="layout" svg:width="1.991cm" svg:height="1.827cm" svg:x="9.91cm" svg:y="12.641cm">
          <draw:text-box>
            <text:p><text:span text:style-name="T1">V-dtag 7</text:span></text:p>
            <text:p><text:span text:style-name="T1">(seg 1)</text:span></text:p>
          </draw:text-box>
        </draw:frame>
        <draw:frame draw:style-name="gr8" draw:text-style-name="P4" draw:layer="layout" svg:width="1.893cm" svg:height="1.433cm" svg:x="10.008cm" svg:y="11.54cm">
          <draw:text-box>
            <text:p><text:span text:style-name="T1">V-dtag </text:span><text:span text:style-name="T1">7</text:span></text:p>
            <text:p><text:span text:style-name="T1">(seg 1)</text:span></text:p>
          </draw:text-box>
        </draw:frame>
        <draw:line draw:style-name="gr5" draw:text-style-name="P2" draw:layer="layout" svg:x1="7.1cm" svg:y1="12.8cm" svg:x2="8.4cm" svg:y2="12.8cm">
          <text:p/>
        </draw:line>
        <draw:line draw:style-name="gr5" draw:text-style-name="P2" draw:layer="layout" svg:x1="10.2cm" svg:y1="12.8cm" svg:x2="11.5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28T04:32:18.568727917</dc:date>
    <meta:editing-duration>P3DT4H47M39S</meta:editing-duration>
    <meta:editing-cycles>136</meta:editing-cycles>
    <meta:generator>LibreOffice/6.0.7.3$Linux_X86_64 LibreOffice_project/00m0$Build-3</meta:generator>
    <meta:document-statistic meta:object-count="258"/>
  </office:meta>
</office:document-meta>
</file>